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gingHotpMonitor.checkingLookahead( ServerProfile p , ResynchParameters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gingHotpMonitor.integrityCheckPassed( ServerProfile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gingHotpMonitor.integrityCheckFailed( ServerProfile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gingHotpMonitor.LoggingHotpMon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HotpMonitor.resynchCompleted( ServerProfile p , ResynchParameters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gingHotpMonitor.verifying( KerberosPrincipal princip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gingHotpMonitor.LoggingHotpMonitor( Log lo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ggingHotpMonitor.verificationFailed( ServerProfile p , ResynchParameters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gingHotpMonitor.initiatingResynch( ServerProfile p , ResynchParameters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gingHotpMonitor.resynchInProgress( ServerProfile p , ResynchParameters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gingHotpMonitor.accountLocked( ServerProfile p , Resynch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